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A000001A71BCAFEEFAB13F0C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1" draw:text-style-name="P2" svg:width="8.97cm" svg:height="2.144cm" draw:transform="rotate (-3.14159265358979) translate (18.5719861111111cm 6.28297222222222cm)"><draw:text-box><text:p text:style-name="P1"><text:span text:style-name="T1">Sorry I gave you </text:span></text:p><text:p text:style-name="P1"><text:span text:style-name="T1">COVID</text:span></text:p></draw:text-box></draw:frame><draw:frame text:anchor-type="paragraph" draw:z-index="2" draw:name="Shape1_0" draw:style-name="gr1" draw:text-style-name="P2" svg:width="8.97cm" svg:height="2.144cm" draw:transform="rotate (-3.14159265358979) translate (7.75052777777778cm 5.99193055555556cm)"><draw:text-box><text:p text:style-name="P1"><text:span text:style-name="T1">Glad yall still alive!</text:span></text:p></draw:text-box></draw:frame><draw:frame draw:style-name="fr1" draw:name="Image1" text:anchor-type="char" svg:x="3.362cm" svg:y="17.591cm" svg:width="14.273cm" svg:height="5.944cm" draw:z-index="0" draw:transform="translate (-10.4985cm -20.563cm) rotate (4.71238898038469) translate (10.4985cm 20.563cm)"><draw:image xlink:href="Pictures/10000000000004BA000001A71BCAFEEFAB13F0C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20:06:10.487899196</meta:creation-date>
    <dc:date>2021-12-20T20:13:20.402070160</dc:date>
    <meta:editing-duration>PT7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